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Cambria" svg:font-family="Cambria, 'Times New Roman'" style:font-family-generic="roman"/>
    <style:font-face style:name="Courier New" svg:font-family="'Courier New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list-style-name="WW8Num1">
      <style:text-properties fo:font-weight="bold" style:font-weight-asian="bold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fo:language="nl" fo:country="BE"/>
    </style:style>
    <style:style style:name="P5" style:family="paragraph" style:parent-style-name="Standard">
      <style:text-properties fo:language="nl" fo:country="BE" style:text-underline-style="solid" style:text-underline-width="auto" style:text-underline-color="font-color" fo:font-weight="bold" style:font-weight-asian="bold"/>
    </style:style>
    <style:style style:name="P6" style:family="paragraph" style:parent-style-name="Standard">
      <style:text-properties fo:language="nl" fo:country="BE" fo:font-weight="bold" style:font-weight-asian="bold"/>
    </style:style>
    <style:style style:name="P7" style:family="paragraph" style:parent-style-name="Standard">
      <style:text-properties fo:language="nl" fo:country="BE" fo:font-style="italic" style:font-style-asian="italic"/>
    </style:style>
    <style:style style:name="P8" style:family="paragraph" style:parent-style-name="Standard">
      <style:paragraph-properties fo:text-align="end" style:justify-single-word="false"/>
      <style:text-properties fo:language="nl" fo:country="BE" fo:font-style="italic" style:font-style-asian="italic"/>
    </style:style>
    <style:style style:name="P9" style:family="paragraph" style:parent-style-name="Standard">
      <style:text-properties fo:language="nl" fo:country="BE" fo:font-style="italic" style:text-underline-style="solid" style:text-underline-width="auto" style:text-underline-color="font-color" style:font-style-asian="italic"/>
    </style:style>
    <style:style style:name="P10" style:family="paragraph" style:parent-style-name="Standard">
      <style:text-properties fo:font-style="italic" style:font-style-asian="italic"/>
    </style:style>
    <style:style style:name="P11" style:family="paragraph" style:parent-style-name="Standard">
      <style:paragraph-properties fo:text-align="end" style:justify-single-word="false"/>
      <style:text-properties fo:font-style="italic" style:font-style-asian="italic"/>
    </style:style>
    <style:style style:name="P12" style:family="paragraph" style:parent-style-name="Standard">
      <style:paragraph-properties fo:padding-left="0in" fo:padding-right="0in" fo:padding-top="0in" fo:padding-bottom="0.028in" fo:border-left="none" fo:border-right="none" fo:border-top="none" fo:border-bottom="0.11pt solid #000000"/>
      <style:text-properties style:text-underline-style="solid" style:text-underline-width="auto" style:text-underline-color="font-color"/>
    </style:style>
    <style:style style:name="P13" style:family="paragraph" style:parent-style-name="Standard">
      <style:paragraph-properties fo:break-before="page"/>
      <style:text-properties fo:language="nl" fo:country="BE" style:text-underline-style="solid" style:text-underline-width="auto" style:text-underline-color="font-color" fo:font-weight="bold" style:font-weight-asian="bold"/>
    </style:style>
    <style:style style:name="P14" style:family="paragraph" style:parent-style-name="Standard" style:master-page-name="Standard">
      <style:paragraph-properties style:page-number="auto"/>
      <style:text-properties fo:language="nl" fo:country="BE" style:text-underline-style="solid" style:text-underline-width="auto" style:text-underline-color="font-color" fo:font-weight="bold" style:font-weight-asian="bold"/>
    </style:style>
    <style:style style:name="P15" style:family="paragraph" style:parent-style-name="List_20_Paragraph" style:list-style-name="WW8Num1">
      <style:text-properties fo:language="nl" fo:country="BE"/>
    </style:style>
    <style:style style:name="T1" style:family="text">
      <style:text-properties fo:font-style="italic" style:font-style-asian="italic"/>
    </style:style>
    <style:style style:name="T2" style:family="text">
      <style:text-properties fo:language="nl" fo:country="BE"/>
    </style:style>
    <style:style style:name="T3" style:family="text">
      <style:text-properties fo:language="nl" fo:country="BE" fo:font-style="italic" style:font-style-asian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ETAPE 1 : Accueil (avec musique déconstruction 4.0 2)</text:p>
      <text:p text:style-name="P5"/>
      <text:p text:style-name="P4">Bienvenue à tous. </text:p>
      <text:p text:style-name="P4">Si vous êtes un nouvel arrivant ou si vous n’avez assisté à aucune de mes conférences sachez que je m’appelle Bernard Loizeau et que je vous invite à rejoindre une communauté de savoir et de compétences au service d’une utopie : </text:p>
      <text:p text:style-name="P6">Notre devenir à tous et la façon dont il s’exprimera au travers de nosfutures habitations. </text:p>
      <text:p text:style-name="P4">Dans cette nouvelle communauté, chacun de vous a une place à prendre, un rôle à jouer. <text:s/>N’attendez plus, et rejoignez moi! <text:s/></text:p>
      <text:p text:style-name="Standard">Si toutefois, vous ne désirez pas rejoindre la communauté, vous pouvez rester simple observateur de nos entrevues. Il sera toujours temps de nous rejoindre plus tard. </text:p>
      <text:p text:style-name="Standard">Entrez, n’ayez pas peur ! La seule chose que nous ayons à craindre, <text:s/>c’est qu’au pire ça marche!</text:p>
      <text:p text:style-name="P8">Bernard Loizeau.</text:p>
      <text:p text:style-name="Standard"/>
      <text:p text:style-name="P3">Rejoignez la communauté</text:p>
      <text:p text:style-name="Standard">Entrez votre adresse email (champ)</text:p>
      <text:p text:style-name="P3">Rejoindre</text:p>
      <text:p text:style-name="P12"/>
      <text:p text:style-name="P10">Merci pour votre inscription. Un email vient de vous être envoyer. Pour confirmer votre inscription, veuillez cliquer sur le lien que vous y trouverez. </text:p>
      <text:p text:style-name="Standard"/>
      <text:p text:style-name="Standard"/>
      <text:p text:style-name="Standard"/>
      <text:p text:style-name="P1">N.B celui qui ne s’inscrit pas mais veut quand même aller voir plus loin, il fait comment? Un bouton <text:span text:style-name="T4">POURSUIVRE EN OBSERVATEUR</text:span></text:p>
      <text:p text:style-name="P5"/>
      <text:p text:style-name="P13">ETAPE 2: Un courrier que les nouveaux inscrits (membres) recevraient ... <text:s/>(par mail donc...)</text:p>
      <text:p text:style-name="P4"><text:span text:style-name="T1">Cher (</text:span>à voir si on peut y inclure son nom automatiquement) </text:p>
      <text:p text:style-name="P7">Merci pour votre inscription! </text:p>
      <text:p text:style-name="P7">Vous êtes désormais membre de la communauté I wanna live after the walls. </text:p>
      <text:p text:style-name="P7">Je vous invite dès à présent à rejoindre notre espace afin d’y poursuivre nos actions. </text:p>
      <text:p text:style-name="P8">Bernard Loizeau.</text:p>
      <text:p text:style-name="P7"/>
      <text:p text:style-name="P7"/>
      <text:p text:style-name="P13">ETAPE 3 : 2eme page site: <text:s/>(avec musique drum 6.m4 ou drum 1.m4a)</text:p>
      <text:p text:style-name="P4"/>
      <text:p text:style-name="P4">Bienvenue à tous ! </text:p>
      <text:p text:style-name="P4">Je suis heureux que vous ayez répondu à mon invitation. </text:p>
      <text:p text:style-name="P4">Je vous propose de poursuivre ici, ensemble, notre réflexion, au travers d’une série de rendez-vous que nous partagerons, au fil du temps. <text:s/></text:p>
      <text:p text:style-name="Standard">Dans un premier temps, n<text:span text:style-name="T2">ous allons constituer, avec ceux qui le désirent, un premier cercle d’adhérents, qui pourra être ensuite rejoint, étendu, ou traversé, en tous sens et à tout moment... par des nouveaux arrivants. Ainsi chacun de vous pourra prendre place au sein de la communauté, à sa guise. </text:span></text:p>
      <text:p text:style-name="P4">Pour se faire , il est nécessaire de nous localiser et d’identifier nos compétences. C’est pourquoi je proposerai à chacun de vous de remplir le formulaire ci-joint et de me le renvoyer. Il me permettra de prendre la juste mesure de nos forces. </text:p>
      <text:p text:style-name="P4">N’attendez plus, engagez-vous ! </text:p>
      <text:p text:style-name="P8">Bernard Loizeau.</text:p>
      <text:p text:style-name="P4">(un bouton à cliquer? ) <text:span text:style-name="T5">PRIORITE : PROFIL RECHERCHES <text:s/></text:span></text:p>
      <text:p text:style-name="P4"><text:span text:style-name="T5">(Une question? </text:span>On pourrait faire évoluer cet onglet en fonction des urgences réelles? Et des profils trouvés. ) </text:p>
      <text:list xml:id="list2179419453" text:style-name="WW8Num1">
        <text:list-item>
          <text:p text:style-name="P15">Mathématicien</text:p>
        </text:list-item>
        <text:list-item>
          <text:p text:style-name="P15">Ingénieur</text:p>
        </text:list-item>
        <text:list-item>
          <text:p text:style-name="P15">Secrétaire</text:p>
        </text:list-item>
        <text:list-item>
          <text:p text:style-name="P15">Maçon </text:p>
        </text:list-item>
        <text:list-item>
          <text:p text:style-name="P15">Informaticien</text:p>
        </text:list-item>
        <text:list-item>
          <text:p text:style-name="P15">Intendant logistique</text:p>
        </text:list-item>
        <text:list-item>
          <text:p text:style-name="P15">Dessinateur ou cartographe</text:p>
        </text:list-item>
        <text:list-item>
          <text:p text:style-name="P15">Psychologue ou psychiatre</text:p>
        </text:list-item>
        <text:list-item>
          <text:p text:style-name="P15">Géologue</text:p>
        </text:list-item>
        <text:list-item>
          <text:p text:style-name="P15">Anthropologue</text:p>
        </text:list-item>
        <text:list-item>
          <text:p text:style-name="P15">Une personne capable de traduire nos conversations vers d’autres langues, prioritairement l’anglais. <text:s/></text:p>
        </text:list-item>
      </text:list>
      <text:p text:style-name="P7"/>
      <text:p text:style-name="P7"/>
      <text:p text:style-name="P7">Monsieur Madame</text:p>
      <text:p text:style-name="P7">Nom</text:p>
      <text:p text:style-name="P7"><text:soft-page-break/>Prénom</text:p>
      <text:p text:style-name="P7">Age</text:p>
      <text:p text:style-name="P7">Compétence</text:p>
      <text:p text:style-name="P7">Intérêts</text:p>
      <text:p text:style-name="P7">Ville</text:p>
      <text:p text:style-name="P7">Pays</text:p>
      <text:p text:style-name="P7">Langue(s) pratiquée(s)</text:p>
      <text:p text:style-name="P9">S'engager</text:p>
      <text:p text:style-name="P4"/>
      <text:p text:style-name="P12"/>
      <text:p text:style-name="P10">Merci pour votre engagement! <text:s/></text:p>
      <text:p text:style-name="P10">Le temps de nous rassembler et de cartographier ces informations et je reviens vers vous. Vous serez tenu informé de la parution d’un prochain bulletin par un e-mail. </text:p>
      <text:p text:style-name="P11">Bernard Loizeau.</text:p>
      <text:p text:style-name="P11"/>
      <text:p text:style-name="P1">N.B <text:s/>Pour la suite, pourrait-on donner l’accès à ce formulaire en permanence sur les pages ,</text:p>
      <text:p text:style-name="P1">Donc, cfr dernière réunion </text:p>
      <text:list xml:id="list1985323881" text:continue-numbering="true" text:style-name="WW8Num1">
        <text:list-item>
          <text:p text:style-name="P2">REJOIGNEZ LA COMMUNAUTE</text:p>
        </text:list-item>
        <text:list-item>
          <text:p text:style-name="P2">CONSULTEZ LES DATES DE MES PROCHAINES CONFERENCES</text:p>
        </text:list-item>
        <text:list-item>
          <text:p text:style-name="P2">ECRIVEZ-MOI (accessible pour les membres de la communauté qu’ils aient ou non rempli le formulaire d’engagement)</text:p>
        </text:list-item>
        <text:list-item>
          <text:p text:style-name="P2">FORMULAIRE D’ENGAGEMENT ou ENGAGEZ-VOUS ou LOCALISEZ VOUS. <text:s/></text:p>
        </text:list-item>
      </text:list>
      <text:p text:style-name="P6"/>
      <text:p text:style-name="P13">ETAPE 3 : 2eme EPISODE page site (en construction.. a paraitre en juin. )</text:p>
      <text:p text:style-name="P4">Bienvenue à tous ! </text:p>
      <text:p text:style-name="Standard">Je suis heureux de vous retrouver<text:span text:style-name="T2"> </text:span></text:p>
      <text:p text:style-name="P4">Je voudrais dès à présent vous inviter à communier avec moi sur notre devenir à tous et sur la façon dont il s’exprimera au travers de nos habitations.</text:p>
      <text:p text:style-name="Standard">Pour mener à bien cette aventure, nous devons établir une correspondance régulière qui constituera la base de notre histoire et la condition de notre réussite.</text:p>
      <text:p text:style-name="Standard"><text:span text:style-name="T2">Souvenez-vous : le</text:span> meilleur moyen de connaitre notre avenir, c’est de l’écrire nous même. Et cette fois les mains qui écriront seront les vôtres !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Cambria" svg:font-family="Cambria, 'Times New Roman'" style:font-family-generic="roman"/>
    <style:font-face style:name="Courier New" svg:font-family="'Courier New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orphans="0" fo:widows="0" fo:hyphenation-ladder-count="no-limit" style:writing-mode="lr-tb"/>
      <style:text-properties style:use-window-font-color="true" style:font-name="Cambria" fo:font-size="12pt" fo:language="en" fo:country="GB" style:font-name-asian="Cambria" style:font-size-asian="12pt" style:language-asian="zh" style:country-asian="CN" style:font-name-complex="Cambria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1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List_20_Paragraph" style:display-name="List Paragraph" style:family="paragraph" style:parent-style-name="Standard">
      <style:paragraph-properties fo:margin="100%" fo:margin-left="0.5in" fo:margin-right="0in" fo:margin-top="0in" fo:margin-bottom="0.139in" style:contextual-spacing="true" fo:text-indent="0in" style:auto-text-indent="false"/>
    </style:style>
    <style:style style:name="WW8Num1z0" style:family="text">
      <style:text-properties style:font-name="Cambria" style:font-name-asian="Cambria" style:font-name-complex="Times New Roman"/>
    </style:style>
    <style:style style:name="Absatz-Standardschriftart" style:family="text"/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mbri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sfraulein</meta:initial-creator>
    <meta:creation-date>2013-05-09T10:26:00</meta:creation-date>
    <dc:creator>dasfraulein</dc:creator>
    <dc:date>2013-05-09T13:21:00</dc:date>
    <meta:editing-cycles>5</meta:editing-cycles>
    <meta:editing-duration>PT25M</meta:editing-duration>
    <meta:document-statistic meta:table-count="0" meta:image-count="0" meta:object-count="0" meta:page-count="5" meta:paragraph-count="65" meta:word-count="667" meta:character-count="4039" meta:non-whitespace-character-count="3414"/>
    <meta:generator>LibreOffice/3.6$Linux_x86 LibreOffice_project/360m1$Build-2</meta:generator>
    <meta:user-defined meta:name="Info 1"/>
    <meta:user-defined meta:name="Info 2"/>
    <meta:user-defined meta:name="Info 3"/>
    <meta:user-defined meta:name="Info 4"/>
  </office:meta>
</office:document-meta>
</file>